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21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TrainingData</text:p>
          </table:table-cell>
          <table:table-cell office:value-type="string" calcext:value-type="string">
            <text:p>GPU [seconds]</text:p>
          </table:table-cell>
          <table:table-cell office:value-type="string" calcext:value-type="string">
            <text:p>CPU [seconds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6907339096069" calcext:value-type="float">
            <text:p>2.369073391</text:p>
          </table:table-cell>
          <table:table-cell office:value-type="float" office:value="0.391240835189819" calcext:value-type="float">
            <text:p>0.39124083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.0006823539734" calcext:value-type="float">
            <text:p>18.000682354</text:p>
          </table:table-cell>
          <table:table-cell office:value-type="float" office:value="2.84894847869873" calcext:value-type="float">
            <text:p>2.84894847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5.7833416461945" calcext:value-type="float">
            <text:p>85.7833416462</text:p>
          </table:table-cell>
          <table:table-cell office:value-type="float" office:value="14.1323614120483" calcext:value-type="float">
            <text:p>14.1323614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7.863515853882" calcext:value-type="float">
            <text:p>167.8635158539</text:p>
          </table:table-cell>
          <table:table-cell office:value-type="float" office:value="28.1977562904358" calcext:value-type="float">
            <text:p>28.197756290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2.875040531158" calcext:value-type="float">
            <text:p>252.8750405312</text:p>
          </table:table-cell>
          <table:table-cell office:value-type="float" office:value="41.7826945781708" calcext:value-type="float">
            <text:p>41.78269457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4.66859292984" calcext:value-type="float">
            <text:p>334.6685929298</text:p>
          </table:table-cell>
          <table:table-cell office:value-type="float" office:value="55.4318046569824" calcext:value-type="float">
            <text:p>55.43180465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8.892999887466" calcext:value-type="float">
            <text:p>508.8929998875</text:p>
          </table:table-cell>
          <table:table-cell office:value-type="float" office:value="82.732319355011" calcext:value-type="float">
            <text:p>82.73231935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71.636948108673" calcext:value-type="float">
            <text:p>671.6369481087</text:p>
          </table:table-cell>
          <table:table-cell office:value-type="float" office:value="110.589530706406" calcext:value-type="float">
            <text:p>110.58953070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7:28:56.526763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2:44:27.875211081</meta:creation-date>
    <dc:date>2018-05-09T18:54:09.436183163</dc:date>
    <meta:editing-duration>PT2H50M13S</meta:editing-duration>
    <meta:editing-cycles>2</meta:editing-cycles>
    <meta:generator>LibreOffice/5.1.6.2$Linux_X86_64 LibreOffice_project/10m0$Build-2</meta:generator>
    <meta:document-statistic meta:table-count="1" meta:cell-count="27" meta:object-count="0"/>
  </office:meta>
</office:document-meta>
</file>